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pitch="variable"/>
    <style:font-face style:name="Unifont1" svg:font-family="Unifon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a1" style:family="table">
      <style:table-properties style:width="16.986cm" fo:margin-left="-0.141cm" table:align="left" style:writing-mode="lr-tb"/>
    </style:style>
    <style:style style:name="Tabla1.A" style:family="table-column">
      <style:table-column-properties style:column-width="8.061cm"/>
    </style:style>
    <style:style style:name="Tabla1.B" style:family="table-column">
      <style:table-column-properties style:column-width="8.925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" style:family="table">
      <style:table-properties style:width="16.986cm" fo:margin-left="-0.141cm" table:align="left" style:writing-mode="lr-tb"/>
    </style:style>
    <style:style style:name="Tabla2.A" style:family="table-column">
      <style:table-column-properties style:column-width="14.587cm"/>
    </style:style>
    <style:style style:name="Tabla2.B" style:family="table-column">
      <style:table-column-properties style:column-width="2.399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text-properties fo:font-size="9pt" style:rfc-language-tag="es-ES-u-co-trad" fo:language="es" fo:country="ES" style:font-size-asian="9pt" style:font-size-complex="9pt"/>
    </style:style>
    <style:style style:name="P3" style:family="paragraph" style:parent-style-name="Standard">
      <style:paragraph-properties fo:text-align="justify" style:justify-single-word="false"/>
      <style:text-properties fo:font-size="9pt" style:rfc-language-tag="es-ES-u-co-trad" fo:language="es" fo:country="ES" style:font-size-asian="9pt" style:font-size-complex="9pt"/>
    </style:style>
    <style:style style:name="P4" style:family="paragraph" style:parent-style-name="Standard">
      <style:text-properties fo:font-size="9pt" style:rfc-language-tag="es-ES-u-co-trad" fo:language="es" fo:country="ES" style:text-underline-style="solid" style:text-underline-width="auto" style:text-underline-color="font-color" fo:font-weight="bold" style:font-size-asian="9pt" style:font-weight-asian="bold" style:font-size-complex="9pt"/>
    </style:style>
    <style:style style:name="P5" style:family="paragraph" style:parent-style-name="Standard">
      <style:paragraph-properties fo:text-align="justify" style:justify-single-word="false"/>
      <style:text-properties fo:font-size="9pt" style:rfc-language-tag="es-ES-u-co-trad" fo:language="es" fo:country="ES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6" style:family="paragraph" style:parent-style-name="Standard">
      <style:text-properties fo:font-size="9pt" style:rfc-language-tag="es-ES-u-co-trad" fo:language="es" fo:country="ES" style:text-underline-style="solid" style:text-underline-width="auto" style:text-underline-color="font-color" fo:font-weight="bold" style:font-size-asian="9pt" style:language-asian="none" style:country-asian="none" style:font-weight-asian="bold" style:font-size-complex="9pt" style:language-complex="ar" style:country-complex="SA" style:font-weight-complex="bold"/>
    </style:style>
    <style:style style:name="P7" style:family="paragraph" style:parent-style-name="Standard">
      <style:text-properties fo:font-size="9pt" fo:font-weight="bold" style:font-size-asian="9pt" style:font-weight-asian="bold" style:font-size-complex="9pt"/>
    </style:style>
    <style:style style:name="P8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9" style:family="paragraph" style:parent-style-name="Standard">
      <style:text-properties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fo:font-size="10pt" style:rfc-language-tag="es-ES-u-co-trad" fo:language="es" fo:country="ES" style:text-underline-style="solid" style:text-underline-width="auto" style:text-underline-color="font-color" fo:font-weight="bold" style:font-size-asian="10pt" style:font-weight-asian="bold" style:font-weight-complex="bold"/>
    </style:style>
    <style:style style:name="P12" style:family="paragraph" style:parent-style-name="Standard" style:master-page-name="Standard">
      <style:paragraph-properties style:page-number="auto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weight="bold" style:font-size-asian="9pt" style:font-weight-asian="bold" style:font-size-complex="9pt"/>
    </style:style>
    <style:style style:name="T3" style:family="text">
      <style:text-properties fo:font-size="9pt" style:rfc-language-tag="es-ES-u-co-trad" fo:language="es" fo:country="ES" fo:font-weight="bold" style:font-size-asian="9pt" style:font-weight-asian="bold" style:font-size-complex="9pt"/>
    </style:style>
    <style:style style:name="T4" style:family="text">
      <style:text-properties fo:font-size="9pt" style:rfc-language-tag="es-ES-u-co-trad" fo:language="es" fo:country="ES" fo:font-weight="bold" style:font-size-asian="9pt" style:font-weight-asian="bold" style:font-size-complex="9pt" style:font-weight-complex="bold"/>
    </style:style>
    <style:style style:name="T5" style:family="text">
      <style:text-properties fo:font-size="9pt" style:rfc-language-tag="es-ES-u-co-trad" fo:language="es" fo:country="ES" style:text-underline-style="solid" style:text-underline-width="auto" style:text-underline-color="font-color" fo:font-weight="bold" style:font-size-asian="9pt" style:font-weight-asian="bold" style:font-size-complex="9pt"/>
    </style:style>
    <style:style style:name="T6" style:family="text">
      <style:text-properties fo:font-size="9pt" style:rfc-language-tag="es-ES-u-co-trad" fo:language="es" fo:country="ES" style:font-size-asian="9pt" style:font-size-complex="9pt"/>
    </style:style>
    <style:style style:name="T7" style:family="text">
      <style:text-properties fo:font-size="9pt" style:rfc-language-tag="es-ES-u-co-trad" fo:language="es" fo:country="ES" fo:font-weight="normal" style:font-size-asian="9pt" style:font-weight-asian="normal" style:font-size-complex="9pt" style:font-weight-complex="normal"/>
    </style:style>
    <style:style style:name="T8" style:family="text">
      <style:text-properties fo:font-size="8pt" style:rfc-language-tag="es-ES-u-co-trad" fo:language="es" fo:country="ES" fo:font-weight="bold" style:font-size-asian="8pt" style:font-weight-asian="bold" style:font-size-complex="8pt" style:font-weight-complex="bol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4cm" fo:padding-right="0.254cm" fo:padding-top="0.127cm" fo:padding-bottom="0.127cm" fo:border="0.74pt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"/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Empresa:</text:p>
            <text:p text:style-name="P1">Domicilio:</text:p>
            <text:p text:style-name="P2">C.I.F.: </text:p>
            <text:p text:style-name="P1">Cód. Cta. Cotización Seg. Soc.:</text:p>
          </table:table-cell>
          <table:table-cell table:style-name="Tabla1.B1" office:value-type="string">
            <text:p text:style-name="P1">Trabajador:</text:p>
            <text:p text:style-name="P1">N.I.F.: <text:s text:c="40"/></text:p>
            <text:p text:style-name="P1">Nº de afiliación a la Seg. Soc.:</text:p>
            <text:p text:style-name="P1"><text:s/>Grupo profesional: </text:p>
            <text:p text:style-name="P1">Grupo de cotización: <text:s text:c="19"/>Antigüedad: </text:p>
          </table:table-cell>
        </table:table-row>
      </table:table>
      <text:p text:style-name="P1">Periodo de Liquidación: <text:s text:c="5"/>a <text:s text:c="25"/>20 <text:s text:c="89"/>Total días: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Standard"><text:span text:style-name="T1">I</text:span><text:span text:style-name="T2">. DEVENGOS</text:span><text:span text:style-name="T1">: <text:s text:c="9"/></text:span></text:p>
            <text:p text:style-name="Standard"><text:span text:style-name="T2">Percepciones Salariales</text:span><text:span text:style-name="T1">:</text:span></text:p>
            <text:p text:style-name="P1">Salario Base <text:s text:c="3"/>………………………………………….. <text:s text:c="162"/></text:p>
            <text:p text:style-name="P1">Complementos Salariales</text:p>
            <text:p text:style-name="Standard"><text:span text:style-name="T2"><text:s text:c="31"/>…………………………………………… <text:s text:c="83"/></text:span><text:span text:style-name="T1"><text:s text:c="114"/></text:span></text:p>
            <text:p text:style-name="P1"><text:s text:c="32"/>…………………………………………… <text:s text:c="3"/></text:p>
            <text:p text:style-name="Standard"><text:span text:style-name="T2"><text:s text:c="31"/></text:span><text:span text:style-name="T1"><text:s/>………………………………………….. <text:s text:c="80"/></text:span></text:p>
            <text:p text:style-name="P1">Horas extraordinarias...........................……………………… <text:s text:c="69"/></text:p>
            <text:p text:style-name="Standard"><text:span text:style-name="T1">Salario en especie</text:span><text:span text:style-name="T2"> </text:span></text:p>
            <text:p text:style-name="Standard"><text:span text:style-name="T1">Gratificaciones Extraordinarias</text:span><text:span text:style-name="T2">:</text:span><text:span text:style-name="T1"> </text:span></text:p>
            <text:p text:style-name="P7">Percepciones No Salariales</text:p>
            <text:p text:style-name="P1">Indemnizaciones o suplidos</text:p>
            <text:p text:style-name="P1"/>
            <text:p text:style-name="P1">Prestaciones o indemnizaciones</text:p>
            <text:p text:style-name="P1">de la Seguridad Social....................... <text:s text:c="20"/>_____________________</text:p>
            <text:p text:style-name="P1">Indemnizaciones por traslado, </text:p>
            <text:p text:style-name="P1">suspensiones o despidos.................. <text:s text:c="22"/>_____________________</text:p>
            <text:p text:style-name="P1">Otras percepciones no salariales</text:p>
            <text:p text:style-name="P1">______________________................... <text:s text:c="18"/>_____________________</text:p>
            <text:p text:style-name="Standard"><text:span text:style-name="T1"><text:s text:c="28"/>A. </text:span><text:span text:style-name="T2">TOTAL DEVENGADO</text:span><text:span text:style-name="T1">:.............................................................</text:span></text:p>
            <text:p text:style-name="Standard"><text:span text:style-name="T1">II. </text:span><text:span text:style-name="T2">DEDUCCIONES:</text:span></text:p>
            <text:p text:style-name="P1">1.Aportación del trabajador a las cotizaciones de la Seguridad Social y conceptos de recaudación conjunta.</text:p>
            <text:p text:style-name="P1"><text:s text:c="72"/>%</text:p>
            <text:p text:style-name="P1"><text:s text:c="8"/>Contingencias comunes........................</text:p>
            <text:p text:style-name="P1"><text:s text:c="8"/>Desempleo........................................... </text:p>
            <text:p text:style-name="P1"><text:s text:c="8"/>Formación Profesional..........................</text:p>
            <text:p text:style-name="P1"><text:s text:c="8"/>Horas Extraordinarias</text:p>
            <text:p text:style-name="P1"><text:s text:c="11"/>Fuerza Mayor <text:s/>……………..…….... <text:s/></text:p>
            <text:p text:style-name="P1"><text:s text:c="10"/>Resto horas extraordinarias.................</text:p>
            <text:p text:style-name="P1"><text:s text:c="9"/>TOTAL APORTACIONES..................................................... <text:s text:c="43"/></text:p>
            <text:p text:style-name="P1">2. <text:s text:c="5"/>I.R.P.F................................................... <text:s/></text:p>
            <text:p text:style-name="P1">3. <text:s text:c="5"/>Anticipos………………………………...............</text:p>
            <text:p text:style-name="P1">4. <text:s text:c="4"/>Valor de los productos recibidos en</text:p>
            <text:p text:style-name="P2"><text:s text:c="10"/>Especie + ingreso a cuenta IRPF</text:p>
            <text:p text:style-name="P2">5. <text:s text:c="5"/>Otras deducciones..............................................._____________________</text:p>
            <text:p text:style-name="Standard"><text:span text:style-name="T3"><text:s text:c="17"/>B. TOTAL A DEDUCIR:..................................................</text:span><text:span text:style-name="T5"> <text:s text:c="45"/></text:span></text:p>
            <text:p text:style-name="Standard"><text:span text:style-name="T3"><text:s text:c="15"/>LIQUIDO <text:s/>TOTAL A PERCIBIR (A-B)...........................................................</text:span><text:span text:style-name="T5"> <text:s text:c="10"/></text:span></text:p>
            <text:p text:style-name="P4"/>
            <text:p text:style-name="P2"><text:s text:c="69"/>En...............................a.......de..............de 20...</text:p>
            <text:p text:style-name="P2">Firma y sello de la Empresa: <text:s text:c="46"/>Recibí: <text:s text:c="7"/></text:p>
            <text:p text:style-name="P2"><draw:frame draw:style-name="fr1" draw:name="Marco1" text:anchor-type="char" svg:x="-0.706cm" svg:y="0.319cm" svg:width="17.667cm" svg:height="6.463cm" draw:z-index="0"><draw:text-box><text:p text:style-name="P5">Determinación de las bases de cotización a la Seguridad Social y conceptos de recaudación conjunta y de la base sujeta a I.R.P.F. y aportación de la empresa:</text:p><text:p text:style-name="P10"><text:span text:style-name="T4"><text:s text:c="101"/>BASE <text:s text:c="14"/>TIPO <text:s text:c="16"/></text:span><text:span text:style-name="T8">APORTACIÓN DE LA EMPRESA</text:span></text:p><text:p text:style-name="P3">1. Base de cotización por contingencias comunes:</text:p><text:p text:style-name="P3"><text:s text:c="5"/>Remuneración mensual: <text:s text:c="27"/></text:p><text:p text:style-name="P3"><text:s text:c="5"/>Prorrata pagas extraordinarias: <text:s text:c="28"/></text:p><text:p text:style-name="P10"><text:span text:style-name="T6"><text:s text:c="55"/>TOTAL</text:span><text:span text:style-name="T3">:.............. <text:s text:c="14"/></text:span><text:span text:style-name="T6"><text:s text:c="15"/></text:span></text:p><text:p text:style-name="P3"><text:s/>2.- Base de cotización por contingencias <text:s/></text:p><text:p text:style-name="P10"><text:span text:style-name="T6"><text:s text:c="8"/>Profesionales( AT Y EP) y conceptos</text:span><text:span text:style-name="T3">………… <text:s text:c="13"/></text:span></text:p><text:p text:style-name="P3"><text:s text:c="8"/>de recaudación <text:s/>conjunta <text:s text:c="14"/>AT <text:s/>y EP <text:s text:c="3"/>……………………………. <text:s text:c="26"/></text:p><text:p text:style-name="P3"><text:s text:c="63"/>Desempleo <text:s text:c="2"/>…………………………… <text:s text:c="20"/></text:p><text:p text:style-name="P3"><text:s text:c="62"/>Formación Profesional <text:s/>…………………</text:p><text:p text:style-name="P3"><text:s text:c="62"/>Fondo Garantía <text:s/>Salarial <text:s text:c="2"/>………………</text:p><text:p text:style-name="P10"><text:span text:style-name="T6">3.- Base de cotización horas extraordinarias</text:span><text:span text:style-name="T3">:............. <text:s/></text:span></text:p><text:p text:style-name="P10"><text:span text:style-name="T3"><text:s text:c="2"/>4. -</text:span><text:span text:style-name="T7">Base de cotización horas extras por fuerza mayor:…………..</text:span><text:span text:style-name="T3"> <text:s text:c="4"/></text:span></text:p><text:p text:style-name="P10"><text:span text:style-name="T6">5.- <text:s/>Base sujeta a retención del I.R.P.F.:...................... <text:s text:c="2"/></text:span><text:span text:style-name="T3"><text:s text:c="59"/></text:span><text:span text:style-name="T6">TOTAL <text:s/>………………. <text:s text:c="11"/></text:span></text:p><text:p text:style-name="P3"><text:s text:c="29"/></text:p><text:p text:style-name="P8"/><text:p text:style-name="P8"/></draw:text-box></draw:frame></text:p>
            <text:p text:style-name="P2"/>
            <text:p text:style-name="P6"/>
          </table:table-cell>
          <table:table-cell table:style-name="Tabla2.B1" office:value-type="string">
            <text:p text:style-name="P1">TOTALES: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 text:c="6"/></text:p>
            <text:p text:style-name="P7"/>
            <text:p text:style-name="P7"/>
            <text:p text:style-name="P7"/>
            <text:p text:style-name="P7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9"/>
            <text:p text:style-name="P9"><text:s/></text:p>
            <text:p text:style-name="P9"/>
            <text:p text:style-name="P9"/>
          </table:table-cell>
        </table:table-row>
      </table:table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pitch="variable"/>
    <style:font-face style:name="Unifont1" svg:font-family="Unifon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e" style:country-complex="I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name-complex="FreeSans1" style:font-family-complex="FreeSans" style:font-pitch-complex="variabl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justify" style:justify-single-word="false" fo:keep-with-next="always"/>
      <style:text-properties style:rfc-language-tag="es-ES-u-co-trad" fo:language="es" fo:country="ES" style:font-size-complex="10pt" style:language-complex="ar" style:country-complex="S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50%" fo:text-align="justify" style:justify-single-word="false" fo:keep-with-next="always"/>
      <style:text-properties fo:font-weight="bold" style:font-weight-asian="bold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.159cm" fo:margin-right="0cm" fo:text-align="justify" style:justify-single-word="false" fo:text-indent="0cm" style:auto-text-indent="false" fo:keep-with-next="always"/>
      <style:text-properties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 style:language-complex="ar" style:country-complex="SA" style:font-weight-complex="bold"/>
    </style:style>
    <style:style style:name="Título1" style:family="paragraph" style:parent-style-name="Standard" style:next-style-name="Text_20_body">
      <style:paragraph-properties fo:margin-top="0.423cm" fo:margin-bottom="0.212cm" fo:keep-with-next="always"/>
      <style:text-properties style:font-name="Liberation Sans1" fo:font-family="'Liberation Sans', Arial" style:font-family-generic="swiss" style:font-pitch="variable" fo:font-size="14pt" style:font-name-asian="Unifont1" style:font-family-asian="Unifont" style:font-pitch-asian="variable" style:font-size-asian="14pt" style:font-name-complex="FreeSans1" style:font-family-complex="FreeSans" style:font-pitch-complex="variable" style:font-size-complex="14pt"/>
    </style:style>
    <style:style style:name="Epígrafe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pitch-complex="variable" style:font-size-complex="12pt" style:font-style-complex="italic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Footnote" style:family="paragraph" style:parent-style-name="Standard" style:class="extra">
      <style:text-properties fo:font-size="10pt" style:font-size-asian="10pt" style:font-size-complex="10pt" style:language-complex="ar" style:country-complex="SA"/>
    </style:style>
    <style:style style:name="Text_20_body_20_indent" style:display-name="Text body indent" style:family="paragraph" style:parent-style-name="Standard" style:class="text">
      <style:paragraph-properties fo:margin-left="2.498cm" fo:margin-right="0cm" fo:text-align="justify" style:justify-single-word="false" fo:text-indent="0cm" style:auto-text-indent="false"/>
      <style:text-properties style:font-size-complex="10pt" style:language-complex="ar" style:country-complex="SA"/>
    </style:style>
    <style:style style:name="Footer" style:family="paragraph" style:parent-style-name="Standard" style:class="extra">
      <style:paragraph-properties fo:margin-left="0cm" fo:margin-right="0.635cm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font-size-complex="10pt" style:language-complex="ar" style:country-complex="SA"/>
    </style:style>
    <style:style style:name="Sangría_20_2_20_de_20_t._20_independiente1" style:display-name="Sangría 2 de t. independiente1" style:family="paragraph" style:parent-style-name="Standard">
      <style:paragraph-properties fo:margin-left="0.593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font-size="10pt" style:rfc-language-tag="es-ES-u-co-trad" fo:language="es" fo:country="ES" fo:font-weight="bold" style:font-size-asian="10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uente_20_de_20_párrafo_20_predeter.1" style:display-name="Fuente de párrafo predeter.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cm" fo:margin-bottom="0.318cm" fo:margin-left="3cm" fo:margin-right="3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nuncia ante la Inspección de Trabajo y Seguridad Social</dc:title>
    <dc:subject/>
    <meta:keyword/>
    <meta:initial-creator>Confederal CGT</meta:initial-creator>
    <meta:creation-date>2018-11-14T10:35:00</meta:creation-date>
    <dc:date>2019-10-30T20:25:28.211426160</dc:date>
    <meta:print-date>2007-03-15T12:42:00</meta:print-date>
    <meta:editing-cycles>4</meta:editing-cycles>
    <meta:editing-duration>PT4M17S</meta:editing-duration>
    <meta:generator>LibreOffice/6.0.7.3$Linux_X86_64 LibreOffice_project/00m0$Build-3</meta:generator>
    <meta:document-statistic meta:table-count="2" meta:image-count="0" meta:object-count="0" meta:page-count="1" meta:paragraph-count="67" meta:word-count="249" meta:character-count="4542" meta:non-whitespace-character-count="2337"/>
  </office:meta>
</office:document-meta>
</file>